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4591in"/>
    </style:style>
    <style:style style:name="co4" style:family="table-column">
      <style:table-column-properties fo:break-before="auto" style:column-width="1.4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updated</text:p>
          </table:table-cell>
        </table:table-row>
        <table:table-row table:style-name="ro1">
          <table:table-cell office:value-type="string">
            <text:p>ABC</text:p>
          </table:table-cell>
          <table:table-cell office:value-type="string">
            <text:p>64.8355168291000</text:p>
          </table:table-cell>
          <table:table-cell office:value-type="string">
            <text:p>-166.284681480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BR</text:p>
          </table:table-cell>
          <table:table-cell office:value-type="string">
            <text:p>48.2705081593000</text:p>
          </table:table-cell>
          <table:table-cell office:value-type="string">
            <text:p>-101.483839208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string">
            <text:p>37.5650361495000</text:p>
          </table:table-cell>
          <table:table-cell office:value-type="string">
            <text:p>-109.457981179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CG</text:p>
          </table:table-cell>
          <table:table-cell office:value-type="string">
            <text:p>60.4618141729000</text:p>
          </table:table-cell>
          <table:table-cell office:value-type="string">
            <text:p>-139.465484952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EC</text:p>
          </table:table-cell>
          <table:table-cell office:value-type="string">
            <text:p>69.0939108554000</text:p>
          </table:table-cell>
          <table:table-cell office:value-type="string">
            <text:p>-170.292205061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HG</text:p>
          </table:table-cell>
          <table:table-cell office:value-type="string">
            <text:p>64.7601117637000</text:p>
          </table:table-cell>
          <table:table-cell office:value-type="string">
            <text:p>-155.750514332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IH</text:p>
          </table:table-cell>
          <table:table-cell office:value-type="string">
            <text:p>63.3447456915000</text:p>
          </table:table-cell>
          <table:table-cell office:value-type="string">
            <text:p>-150.537358426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KC</text:p>
          </table:table-cell>
          <table:table-cell office:value-type="string">
            <text:p>62.4755464589000</text:p>
          </table:table-cell>
          <table:table-cell office:value-type="string">
            <text:p>-160.768223211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KQ</text:p>
          </table:table-cell>
          <table:table-cell office:value-type="string">
            <text:p>39.4559389704000</text:p>
          </table:table-cell>
          <table:table-cell office:value-type="string">
            <text:p>-79.7050719937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MA</text:p>
          </table:table-cell>
          <table:table-cell office:value-type="string">
            <text:p>37.6505037620000</text:p>
          </table:table-cell>
          <table:table-cell office:value-type="string">
            <text:p>-104.346674916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MX</text:p>
          </table:table-cell>
          <table:table-cell office:value-type="string">
            <text:p>27.8010035983000</text:p>
          </table:table-cell>
          <table:table-cell office:value-type="string">
            <text:p>-82.8024594255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PD</text:p>
          </table:table-cell>
          <table:table-cell office:value-type="string">
            <text:p>69.7073496316000</text:p>
          </table:table-cell>
          <table:table-cell office:value-type="string">
            <text:p>-152.5957808340000</text:p>
          </table:table-cell>
          <table:table-cell office:value-type="string">
            <text:p>2008-12-12 13:11:28</text:p>
          </table:table-cell>
        </table:table-row>
        <table:table-row table:style-name="ro1">
          <table:table-cell office:value-type="string">
            <text:p>APX</text:p>
          </table:table-cell>
          <table:table-cell office:value-type="string">
            <text:p>47.6945341908000</text:p>
          </table:table-cell>
          <table:table-cell office:value-type="string">
            <text:p>-87.7614075678000</text:p>
          </table:table-cell>
          <table:table-cell office:value-type="string">
            <text:p>2008-12-12 13:11:29</text:p>
          </table:table-cell>
        </table:table-row>
        <table:table-row table:style-name="ro1">
          <table:table-cell office:value-type="string">
            <text:p>ARX</text:p>
          </table:table-cell>
          <table:table-cell office:value-type="string">
            <text:p>46.5595029380000</text:p>
          </table:table-cell>
          <table:table-cell office:value-type="string">
            <text:p>-94.1767289318000</text:p>
          </table:table-cell>
          <table:table-cell office:value-type="string">
            <text:p>2008-12-12 13:11:29</text:p>
          </table:table-cell>
        </table:table-row>
        <table:table-row table:style-name="ro1">
          <table:table-cell office:value-type="string">
            <text:p>ATX</text:p>
          </table:table-cell>
          <table:table-cell office:value-type="string">
            <text:p>51.1564404713000</text:p>
          </table:table-cell>
          <table:table-cell office:value-type="string">
            <text:p>-125.7251563470000</text:p>
          </table:table-cell>
          <table:table-cell office:value-type="string">
            <text:p>2008-12-12 13:11:29</text:p>
          </table:table-cell>
        </table:table-row>
        <table:table-row table:style-name="ro1">
          <table:table-cell office:value-type="string">
            <text:p>BBX</text:p>
          </table:table-cell>
          <table:table-cell office:value-type="string">
            <text:p>42.0516481850000</text:p>
          </table:table-cell>
          <table:table-cell office:value-type="string">
            <text:p>-124.3996779290000</text:p>
          </table:table-cell>
          <table:table-cell office:value-type="string">
            <text:p>2008-12-12 13:11:29</text:p>
          </table:table-cell>
        </table:table-row>
        <table:table-row table:style-name="ro1">
          <table:table-cell office:value-type="string">
            <text:p>BGM</text:p>
          </table:table-cell>
          <table:table-cell office:value-type="string">
            <text:p>44.8662656888000</text:p>
          </table:table-cell>
          <table:table-cell office:value-type="string">
            <text:p>-78.8930042891000</text:p>
          </table:table-cell>
          <table:table-cell office:value-type="string">
            <text:p>2008-12-12 13:11:29</text:p>
          </table:table-cell>
        </table:table-row>
        <table:table-row table:style-name="ro1">
          <table:table-cell office:value-type="string">
            <text:p>BHX</text:p>
          </table:table-cell>
          <table:table-cell office:value-type="string">
            <text:p>43.0955740079000</text:p>
          </table:table-cell>
          <table:table-cell office:value-type="string">
            <text:p>-127.1240559250000</text:p>
          </table:table-cell>
          <table:table-cell office:value-type="string">
            <text:p>2008-12-12 13:11:29</text:p>
          </table:table-cell>
        </table:table-row>
        <table:table-row table:style-name="ro1">
          <table:table-cell office:value-type="string">
            <text:p>BIS</text:p>
          </table:table-cell>
          <table:table-cell office:value-type="string">
            <text:p>49.6533687106000</text:p>
          </table:table-cell>
          <table:table-cell office:value-type="string">
            <text:p>-103.9048817580000</text:p>
          </table:table-cell>
          <table:table-cell office:value-type="string">
            <text:p>2008-12-12 13:11:29</text:p>
          </table:table-cell>
        </table:table-row>
        <table:table-row table:style-name="ro1">
          <table:table-cell office:value-type="string">
            <text:p>BLX</text:p>
          </table:table-cell>
          <table:table-cell office:value-type="string">
            <text:p>48.6885434099000</text:p>
          </table:table-cell>
          <table:table-cell office:value-type="string">
            <text:p>-111.6987012550000</text:p>
          </table:table-cell>
          <table:table-cell office:value-type="string">
            <text:p>2008-12-12 13:11:29</text:p>
          </table:table-cell>
        </table:table-row>
        <table:table-row table:style-name="ro1">
          <table:table-cell office:value-type="string">
            <text:p>BMX</text:p>
          </table:table-cell>
          <table:table-cell office:value-type="string">
            <text:p>35.5311680326000</text:p>
          </table:table-cell>
          <table:table-cell office:value-type="string">
            <text:p>-89.3440241866000</text:p>
          </table:table-cell>
          <table:table-cell office:value-type="string">
            <text:p>2008-12-12 13:11:30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string">
            <text:p>44.6110086476000</text:p>
          </table:table-cell>
          <table:table-cell office:value-type="string">
            <text:p>-74.0348118036000</text:p>
          </table:table-cell>
          <table:table-cell office:value-type="string">
            <text:p>2008-12-12 13:11:30</text:p>
          </table:table-cell>
        </table:table-row>
        <table:table-row table:style-name="ro1">
          <table:table-cell office:value-type="string">
            <text:p>BRO</text:p>
          </table:table-cell>
          <table:table-cell office:value-type="string">
            <text:p>28.1116317749000</text:p>
          </table:table-cell>
          <table:table-cell office:value-type="string">
            <text:p>-99.8145965576000</text:p>
          </table:table-cell>
          <table:table-cell office:value-type="string">
            <text:p>2008-12-12 13:11:30</text:p>
          </table:table-cell>
        </table:table-row>
        <table:table-row table:style-name="ro1">
          <table:table-cell office:value-type="string">
            <text:p>BUF</text:p>
          </table:table-cell>
          <table:table-cell office:value-type="string">
            <text:p>45.6463814475000</text:p>
          </table:table-cell>
          <table:table-cell office:value-type="string">
            <text:p>-81.6800426830000</text:p>
          </table:table-cell>
          <table:table-cell office:value-type="string">
            <text:p>2008-12-12 13:11:30</text:p>
          </table:table-cell>
        </table:table-row>
        <table:table-row table:style-name="ro1">
          <table:table-cell office:value-type="string">
            <text:p>BYX</text:p>
          </table:table-cell>
          <table:table-cell office:value-type="string">
            <text:p>26.7689320235000</text:p>
          </table:table-cell>
          <table:table-cell office:value-type="string">
            <text:p>-84.0727428367000</text:p>
          </table:table-cell>
          <table:table-cell office:value-type="string">
            <text:p>2008-12-12 13:11:30</text:p>
          </table:table-cell>
        </table:table-row>
        <table:table-row table:style-name="ro1">
          <table:table-cell office:value-type="string">
            <text:p>CAE</text:p>
          </table:table-cell>
          <table:table-cell office:value-type="string">
            <text:p>36.3294614618000</text:p>
          </table:table-cell>
          <table:table-cell office:value-type="string">
            <text:p>-83.7162630948000</text:p>
          </table:table-cell>
          <table:table-cell office:value-type="string">
            <text:p>2008-12-12 13:11:30</text:p>
          </table:table-cell>
        </table:table-row>
        <table:table-row table:style-name="ro1">
          <table:table-cell office:value-type="string">
            <text:p>CBW</text:p>
          </table:table-cell>
          <table:table-cell office:value-type="string">
            <text:p>48.8830108781000</text:p>
          </table:table-cell>
          <table:table-cell office:value-type="string">
            <text:p>-70.9100258706000</text:p>
          </table:table-cell>
          <table:table-cell office:value-type="string">
            <text:p>2008-12-12 13:11:30</text:p>
          </table:table-cell>
        </table:table-row>
        <table:table-row table:style-name="ro1">
          <table:table-cell office:value-type="string">
            <text:p>CBX</text:p>
          </table:table-cell>
          <table:table-cell office:value-type="string">
            <text:p>46.2124310858000</text:p>
          </table:table-cell>
          <table:table-cell office:value-type="string">
            <text:p>-119.2032844820000</text:p>
          </table:table-cell>
          <table:table-cell office:value-type="string">
            <text:p>2008-12-12 13:11:30</text:p>
          </table:table-cell>
        </table:table-row>
        <table:table-row table:style-name="ro1">
          <table:table-cell office:value-type="string">
            <text:p>CCX</text:p>
          </table:table-cell>
          <table:table-cell office:value-type="string">
            <text:p>43.5361375566000</text:p>
          </table:table-cell>
          <table:table-cell office:value-type="string">
            <text:p>-80.8551256631000</text:p>
          </table:table-cell>
          <table:table-cell office:value-type="string">
            <text:p>2008-12-12 13:11:30</text:p>
          </table:table-cell>
        </table:table-row>
        <table:table-row table:style-name="ro1">
          <table:table-cell office:value-type="string">
            <text:p>CLE</text:p>
          </table:table-cell>
          <table:table-cell office:value-type="string">
            <text:p>44.0457225453000</text:p>
          </table:table-cell>
          <table:table-cell office:value-type="string">
            <text:p>-84.7324994867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CLX</text:p>
          </table:table-cell>
          <table:table-cell office:value-type="string">
            <text:p>35.0004427546000</text:p>
          </table:table-cell>
          <table:table-cell office:value-type="string">
            <text:p>-83.6010543546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CRP</text:p>
          </table:table-cell>
          <table:table-cell office:value-type="string">
            <text:p>30.0161406222000</text:p>
          </table:table-cell>
          <table:table-cell office:value-type="string">
            <text:p>-99.9464332719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CXX</text:p>
          </table:table-cell>
          <table:table-cell office:value-type="string">
            <text:p>47.2795563993000</text:p>
          </table:table-cell>
          <table:table-cell office:value-type="string">
            <text:p>-76.1867004256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CYS</text:p>
          </table:table-cell>
          <table:table-cell office:value-type="string">
            <text:p>43.7742305825000</text:p>
          </table:table-cell>
          <table:table-cell office:value-type="string">
            <text:p>-107.6670486870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string">
            <text:p>41.0240678822000</text:p>
          </table:table-cell>
          <table:table-cell office:value-type="string">
            <text:p>-124.4298580380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DDC</text:p>
          </table:table-cell>
          <table:table-cell office:value-type="string">
            <text:p>40.2586494030000</text:p>
          </table:table-cell>
          <table:table-cell office:value-type="string">
            <text:p>-102.6931226140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DFX</text:p>
          </table:table-cell>
          <table:table-cell office:value-type="string">
            <text:p>31.5368748266000</text:p>
          </table:table-cell>
          <table:table-cell office:value-type="string">
            <text:p>-102.7500545020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DGX</text:p>
          </table:table-cell>
          <table:table-cell office:value-type="string">
            <text:p>34.6157025008000</text:p>
          </table:table-cell>
          <table:table-cell office:value-type="string">
            <text:p>-92.5324283530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DIX</text:p>
          </table:table-cell>
          <table:table-cell office:value-type="string">
            <text:p>42.5225227495000</text:p>
          </table:table-cell>
          <table:table-cell office:value-type="string">
            <text:p>-77.2210923074000</text:p>
          </table:table-cell>
          <table:table-cell office:value-type="string">
            <text:p>2008-12-12 13:11:31</text:p>
          </table:table-cell>
        </table:table-row>
        <table:table-row table:style-name="ro1">
          <table:table-cell office:value-type="string">
            <text:p>DLH</text:p>
          </table:table-cell>
          <table:table-cell office:value-type="string">
            <text:p>49.7228965898000</text:p>
          </table:table-cell>
          <table:table-cell office:value-type="string">
            <text:p>-95.3587258218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DMX</text:p>
          </table:table-cell>
          <table:table-cell office:value-type="string">
            <text:p>44.3767001898000</text:p>
          </table:table-cell>
          <table:table-cell office:value-type="string">
            <text:p>-96.6096571628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DOX</text:p>
          </table:table-cell>
          <table:table-cell office:value-type="string">
            <text:p>41.3605300071000</text:p>
          </table:table-cell>
          <table:table-cell office:value-type="string">
            <text:p>-78.2053637279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DTX</text:p>
          </table:table-cell>
          <table:table-cell office:value-type="string">
            <text:p>45.3865516246000</text:p>
          </table:table-cell>
          <table:table-cell office:value-type="string">
            <text:p>-86.4032277471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DVN</text:p>
          </table:table-cell>
          <table:table-cell office:value-type="string">
            <text:p>44.2528191584000</text:p>
          </table:table-cell>
          <table:table-cell office:value-type="string">
            <text:p>-93.4623327359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DYX</text:p>
          </table:table-cell>
          <table:table-cell office:value-type="string">
            <text:p>34.8803807345000</text:p>
          </table:table-cell>
          <table:table-cell office:value-type="string">
            <text:p>-101.8097120810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EAX</text:p>
          </table:table-cell>
          <table:table-cell office:value-type="string">
            <text:p>41.3439676181000</text:p>
          </table:table-cell>
          <table:table-cell office:value-type="string">
            <text:p>-97.0287463518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EMX</text:p>
          </table:table-cell>
          <table:table-cell office:value-type="string">
            <text:p>34.2198711811000</text:p>
          </table:table-cell>
          <table:table-cell office:value-type="string">
            <text:p>-113.1676973930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ENX</text:p>
          </table:table-cell>
          <table:table-cell office:value-type="string">
            <text:p>45.2676373846000</text:p>
          </table:table-cell>
          <table:table-cell office:value-type="string">
            <text:p>-76.9898712436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EOX</text:p>
          </table:table-cell>
          <table:table-cell office:value-type="string">
            <text:p>33.7750342768000</text:p>
          </table:table-cell>
          <table:table-cell office:value-type="string">
            <text:p>-87.9848759183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EPZ</text:p>
          </table:table-cell>
          <table:table-cell office:value-type="string">
            <text:p>34.1983381861000</text:p>
          </table:table-cell>
          <table:table-cell office:value-type="string">
            <text:p>-109.2351165490000</text:p>
          </table:table-cell>
          <table:table-cell office:value-type="string">
            <text:p>2008-12-12 13:11:32</text:p>
          </table:table-cell>
        </table:table-row>
        <table:table-row table:style-name="ro1">
          <table:table-cell office:value-type="string">
            <text:p>ESX</text:p>
          </table:table-cell>
          <table:table-cell office:value-type="string">
            <text:p>38.1325909840000</text:p>
          </table:table-cell>
          <table:table-cell office:value-type="string">
            <text:p>-117.5440459650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EVX</text:p>
          </table:table-cell>
          <table:table-cell office:value-type="string">
            <text:p>32.8573910522000</text:p>
          </table:table-cell>
          <table:table-cell office:value-type="string">
            <text:p>-88.4232594299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EWX</text:p>
          </table:table-cell>
          <table:table-cell office:value-type="string">
            <text:p>31.9775158345000</text:p>
          </table:table-cell>
          <table:table-cell office:value-type="string">
            <text:p>-100.5085749260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EYX</text:p>
          </table:table-cell>
          <table:table-cell office:value-type="string">
            <text:p>37.5114958607000</text:p>
          </table:table-cell>
          <table:table-cell office:value-type="string">
            <text:p>-120.1933022520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FCX</text:p>
          </table:table-cell>
          <table:table-cell office:value-type="string">
            <text:p>39.4972383256000</text:p>
          </table:table-cell>
          <table:table-cell office:value-type="string">
            <text:p>-82.9724916909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FDR</text:p>
          </table:table-cell>
          <table:table-cell office:value-type="string">
            <text:p>36.7541190269000</text:p>
          </table:table-cell>
          <table:table-cell office:value-type="string">
            <text:p>-101.5859789620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FDX</text:p>
          </table:table-cell>
          <table:table-cell office:value-type="string">
            <text:p>37.0349542098000</text:p>
          </table:table-cell>
          <table:table-cell office:value-type="string">
            <text:p>-106.2475289080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FFC</text:p>
          </table:table-cell>
          <table:table-cell office:value-type="string">
            <text:p>35.7273218190000</text:p>
          </table:table-cell>
          <table:table-cell office:value-type="string">
            <text:p>-87.1456546992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FSD</text:p>
          </table:table-cell>
          <table:table-cell office:value-type="string">
            <text:p>46.3138101335000</text:p>
          </table:table-cell>
          <table:table-cell office:value-type="string">
            <text:p>-99.7030573342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FSX</text:p>
          </table:table-cell>
          <table:table-cell office:value-type="string">
            <text:p>36.9721980147000</text:p>
          </table:table-cell>
          <table:table-cell office:value-type="string">
            <text:p>-113.8136102990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FTG</text:p>
          </table:table-cell>
          <table:table-cell office:value-type="string">
            <text:p>42.3554919572000</text:p>
          </table:table-cell>
          <table:table-cell office:value-type="string">
            <text:p>-107.3485065530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FWS</text:p>
          </table:table-cell>
          <table:table-cell office:value-type="string">
            <text:p>34.9162982594000</text:p>
          </table:table-cell>
          <table:table-cell office:value-type="string">
            <text:p>-99.8597127741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GGW</text:p>
          </table:table-cell>
          <table:table-cell office:value-type="string">
            <text:p>51.1680741466000</text:p>
          </table:table-cell>
          <table:table-cell office:value-type="string">
            <text:p>-109.8558432560000</text:p>
          </table:table-cell>
          <table:table-cell office:value-type="string">
            <text:p>2008-12-12 13:11:33</text:p>
          </table:table-cell>
        </table:table-row>
        <table:table-row table:style-name="ro1">
          <table:table-cell office:value-type="string">
            <text:p>GJX</text:p>
          </table:table-cell>
          <table:table-cell office:value-type="string">
            <text:p>41.6049756830000</text:p>
          </table:table-cell>
          <table:table-cell office:value-type="string">
            <text:p>-110.9875735200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GLD</text:p>
          </table:table-cell>
          <table:table-cell office:value-type="string">
            <text:p>41.9199961992000</text:p>
          </table:table-cell>
          <table:table-cell office:value-type="string">
            <text:p>-104.4865963050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GRB</text:p>
          </table:table-cell>
          <table:table-cell office:value-type="string">
            <text:p>47.2659390536000</text:p>
          </table:table-cell>
          <table:table-cell office:value-type="string">
            <text:p>-91.1310270830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GRK</text:p>
          </table:table-cell>
          <table:table-cell office:value-type="string">
            <text:p>33.0191388356000</text:p>
          </table:table-cell>
          <table:table-cell office:value-type="string">
            <text:p>-99.8893531244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GRR</text:p>
          </table:table-cell>
          <table:table-cell office:value-type="string">
            <text:p>45.5889746371000</text:p>
          </table:table-cell>
          <table:table-cell office:value-type="string">
            <text:p>-88.4854156633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GSP</text:p>
          </table:table-cell>
          <table:table-cell office:value-type="string">
            <text:p>37.2901672086000</text:p>
          </table:table-cell>
          <table:table-cell office:value-type="string">
            <text:p>-84.8464010481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GUA</text:p>
          </table:table-cell>
          <table:table-cell office:value-type="string">
            <text:p>15.4836640202000</text:p>
          </table:table-cell>
          <table:table-cell office:value-type="string">
            <text:p>142.5953986150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GWX</text:p>
          </table:table-cell>
          <table:table-cell office:value-type="string">
            <text:p>36.2760125594000</text:p>
          </table:table-cell>
          <table:table-cell office:value-type="string">
            <text:p>-90.9246834495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GYX</text:p>
          </table:table-cell>
          <table:table-cell office:value-type="string">
            <text:p>46.6306146656000</text:p>
          </table:table-cell>
          <table:table-cell office:value-type="string">
            <text:p>-73.2461292475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HDX</text:p>
          </table:table-cell>
          <table:table-cell office:value-type="string">
            <text:p>35.4325933144000</text:p>
          </table:table-cell>
          <table:table-cell office:value-type="string">
            <text:p>-108.6932207140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HGX</text:p>
          </table:table-cell>
          <table:table-cell office:value-type="string">
            <text:p>31.7402988503000</text:p>
          </table:table-cell>
          <table:table-cell office:value-type="string">
            <text:p>-97.5538856922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HKI</text:p>
          </table:table-cell>
          <table:table-cell office:value-type="string">
            <text:p>24.0254313937000</text:p>
          </table:table-cell>
          <table:table-cell office:value-type="string">
            <text:p>-161.8772709790000</text:p>
          </table:table-cell>
          <table:table-cell office:value-type="string">
            <text:p>2008-12-12 13:11:34</text:p>
          </table:table-cell>
        </table:table-row>
        <table:table-row table:style-name="ro1">
          <table:table-cell office:value-type="string">
            <text:p>HKM</text:p>
          </table:table-cell>
          <table:table-cell office:value-type="string">
            <text:p>22.2323766743000</text:p>
          </table:table-cell>
          <table:table-cell office:value-type="string">
            <text:p>-158.0759472100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HMO</text:p>
          </table:table-cell>
          <table:table-cell office:value-type="string">
            <text:p>23.2533282817000</text:p>
          </table:table-cell>
          <table:table-cell office:value-type="string">
            <text:p>-159.4931622870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HNX</text:p>
          </table:table-cell>
          <table:table-cell office:value-type="string">
            <text:p>38.7645525984000</text:p>
          </table:table-cell>
          <table:table-cell office:value-type="string">
            <text:p>-122.3047334980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HOU</text:p>
          </table:table-cell>
          <table:table-cell office:value-type="string">
            <text:p>30.2817443416000</text:p>
          </table:table-cell>
          <table:table-cell office:value-type="string">
            <text:p>-96.1970997973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HPX</text:p>
          </table:table-cell>
          <table:table-cell office:value-type="string">
            <text:p>39.2009714855000</text:p>
          </table:table-cell>
          <table:table-cell office:value-type="string">
            <text:p>-89.9733810980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HTX</text:p>
          </table:table-cell>
          <table:table-cell office:value-type="string">
            <text:p>37.3395764160000</text:p>
          </table:table-cell>
          <table:table-cell office:value-type="string">
            <text:p>-88.7119366455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HWA</text:p>
          </table:table-cell>
          <table:table-cell office:value-type="string">
            <text:p>21.1879427546000</text:p>
          </table:table-cell>
          <table:table-cell office:value-type="string">
            <text:p>-157.8522903160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ICT</text:p>
          </table:table-cell>
          <table:table-cell office:value-type="string">
            <text:p>40.1480526179000</text:p>
          </table:table-cell>
          <table:table-cell office:value-type="string">
            <text:p>-100.1641991910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ICX</text:p>
          </table:table-cell>
          <table:table-cell office:value-type="string">
            <text:p>40.0829357771000</text:p>
          </table:table-cell>
          <table:table-cell office:value-type="string">
            <text:p>-115.5798885280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ILN</text:p>
          </table:table-cell>
          <table:table-cell office:value-type="string">
            <text:p>41.9759656594000</text:p>
          </table:table-cell>
          <table:table-cell office:value-type="string">
            <text:p>-86.6107500111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ILX</text:p>
          </table:table-cell>
          <table:table-cell office:value-type="string">
            <text:p>42.7342396545000</text:p>
          </table:table-cell>
          <table:table-cell office:value-type="string">
            <text:p>-92.1555043030000</text:p>
          </table:table-cell>
          <table:table-cell office:value-type="string">
            <text:p>2008-12-12 13:11:35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42.2745913280000</text:p>
          </table:table-cell>
          <table:table-cell office:value-type="string">
            <text:p>-89.0803413946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INX</text:p>
          </table:table-cell>
          <table:table-cell office:value-type="string">
            <text:p>38.6212041959000</text:p>
          </table:table-cell>
          <table:table-cell office:value-type="string">
            <text:p>-98.2329952864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IWA</text:p>
          </table:table-cell>
          <table:table-cell office:value-type="string">
            <text:p>35.6513214389000</text:p>
          </table:table-cell>
          <table:table-cell office:value-type="string">
            <text:p>-114.2464662310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IWX</text:p>
          </table:table-cell>
          <table:table-cell office:value-type="string">
            <text:p>43.9895398504000</text:p>
          </table:table-cell>
          <table:table-cell office:value-type="string">
            <text:p>-88.5701111117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JAX</text:p>
          </table:table-cell>
          <table:table-cell office:value-type="string">
            <text:p>32.7755024789000</text:p>
          </table:table-cell>
          <table:table-cell office:value-type="string">
            <text:p>-84.2022046315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JGX</text:p>
          </table:table-cell>
          <table:table-cell office:value-type="string">
            <text:p>35.0209610679000</text:p>
          </table:table-cell>
          <table:table-cell office:value-type="string">
            <text:p>-85.9106174816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JKL</text:p>
          </table:table-cell>
          <table:table-cell office:value-type="string">
            <text:p>40.0829357771000</text:p>
          </table:table-cell>
          <table:table-cell office:value-type="string">
            <text:p>-86.0318920066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JUA</text:p>
          </table:table-cell>
          <table:table-cell office:value-type="string">
            <text:p>20.1959449560000</text:p>
          </table:table-cell>
          <table:table-cell office:value-type="string">
            <text:p>-68.3461954776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LBB</text:p>
          </table:table-cell>
          <table:table-cell office:value-type="string">
            <text:p>36.0262804066000</text:p>
          </table:table-cell>
          <table:table-cell office:value-type="string">
            <text:p>-104.4023388120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LCH</text:p>
          </table:table-cell>
          <table:table-cell office:value-type="string">
            <text:p>32.4081413824000</text:p>
          </table:table-cell>
          <table:table-cell office:value-type="string">
            <text:p>-95.7070811740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LIX</text:p>
          </table:table-cell>
          <table:table-cell office:value-type="string">
            <text:p>32.6250609034000</text:p>
          </table:table-cell>
          <table:table-cell office:value-type="string">
            <text:p>-92.3214423856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LNX</text:p>
          </table:table-cell>
          <table:table-cell office:value-type="string">
            <text:p>44.6130913197000</text:p>
          </table:table-cell>
          <table:table-cell office:value-type="string">
            <text:p>-103.4728991140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LOT</text:p>
          </table:table-cell>
          <table:table-cell office:value-type="string">
            <text:p>44.2444922707000</text:p>
          </table:table-cell>
          <table:table-cell office:value-type="string">
            <text:p>-90.9659732472000</text:p>
          </table:table-cell>
          <table:table-cell office:value-type="string">
            <text:p>2008-12-12 13:11:36</text:p>
          </table:table-cell>
        </table:table-row>
        <table:table-row table:style-name="ro1">
          <table:table-cell office:value-type="string">
            <text:p>LRX</text:p>
          </table:table-cell>
          <table:table-cell office:value-type="string">
            <text:p>43.3459422302000</text:p>
          </table:table-cell>
          <table:table-cell office:value-type="string">
            <text:p>-119.6452777100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LSX</text:p>
          </table:table-cell>
          <table:table-cell office:value-type="string">
            <text:p>41.2290303317000</text:p>
          </table:table-cell>
          <table:table-cell office:value-type="string">
            <text:p>-93.4434492631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LTX</text:p>
          </table:table-cell>
          <table:table-cell office:value-type="string">
            <text:p>36.3705780445000</text:p>
          </table:table-cell>
          <table:table-cell office:value-type="string">
            <text:p>-81.0274820917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LVX</text:p>
          </table:table-cell>
          <table:table-cell office:value-type="string">
            <text:p>40.4799038835000</text:p>
          </table:table-cell>
          <table:table-cell office:value-type="string">
            <text:p>-88.6770391152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LWX</text:p>
          </table:table-cell>
          <table:table-cell office:value-type="string">
            <text:p>41.5148515181000</text:p>
          </table:table-cell>
          <table:table-cell office:value-type="string">
            <text:p>-80.2491661765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LZK</text:p>
          </table:table-cell>
          <table:table-cell office:value-type="string">
            <text:p>37.2417955295000</text:p>
          </table:table-cell>
          <table:table-cell office:value-type="string">
            <text:p>-94.8869052263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MAF</text:p>
          </table:table-cell>
          <table:table-cell office:value-type="string">
            <text:p>34.2701065896000</text:p>
          </table:table-cell>
          <table:table-cell office:value-type="string">
            <text:p>-104.7280492050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string">
            <text:p>44.7412252808000</text:p>
          </table:table-cell>
          <table:table-cell office:value-type="string">
            <text:p>-125.6185064700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MBX</text:p>
          </table:table-cell>
          <table:table-cell office:value-type="string">
            <text:p>51.3659265414000</text:p>
          </table:table-cell>
          <table:table-cell office:value-type="string">
            <text:p>-104.1076815930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MHX</text:p>
          </table:table-cell>
          <table:table-cell office:value-type="string">
            <text:p>37.1800464006000</text:p>
          </table:table-cell>
          <table:table-cell office:value-type="string">
            <text:p>-79.4989925454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MKX</text:p>
          </table:table-cell>
          <table:table-cell office:value-type="string">
            <text:p>45.6662087319000</text:p>
          </table:table-cell>
          <table:table-cell office:value-type="string">
            <text:p>-91.4949513661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MLB</text:p>
          </table:table-cell>
          <table:table-cell office:value-type="string">
            <text:p>30.3519493727000</text:p>
          </table:table-cell>
          <table:table-cell office:value-type="string">
            <text:p>-83.0968593528000</text:p>
          </table:table-cell>
          <table:table-cell office:value-type="string">
            <text:p>2008-12-12 13:11:37</text:p>
          </table:table-cell>
        </table:table-row>
        <table:table-row table:style-name="ro1">
          <table:table-cell office:value-type="string">
            <text:p>MOB</text:p>
          </table:table-cell>
          <table:table-cell office:value-type="string">
            <text:p>32.9751190879000</text:p>
          </table:table-cell>
          <table:table-cell office:value-type="string">
            <text:p>-90.7452343334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MPX</text:p>
          </table:table-cell>
          <table:table-cell office:value-type="string">
            <text:p>47.6337292064000</text:p>
          </table:table-cell>
          <table:table-cell office:value-type="string">
            <text:p>-96.6033510382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MQT</text:p>
          </table:table-cell>
          <table:table-cell office:value-type="string">
            <text:p>49.4006186468000</text:p>
          </table:table-cell>
          <table:table-cell office:value-type="string">
            <text:p>-90.6789667025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MRX</text:p>
          </table:table-cell>
          <table:table-cell office:value-type="string">
            <text:p>38.6139833762000</text:p>
          </table:table-cell>
          <table:table-cell office:value-type="string">
            <text:p>-86.0707517589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MSX</text:p>
          </table:table-cell>
          <table:table-cell office:value-type="string">
            <text:p>49.9378995861000</text:p>
          </table:table-cell>
          <table:table-cell office:value-type="string">
            <text:p>-117.1457340030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MTX</text:p>
          </table:table-cell>
          <table:table-cell office:value-type="string">
            <text:p>43.8896781089000</text:p>
          </table:table-cell>
          <table:table-cell office:value-type="string">
            <text:p>-115.3129000440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MUX</text:p>
          </table:table-cell>
          <table:table-cell office:value-type="string">
            <text:p>39.6325111528000</text:p>
          </table:table-cell>
          <table:table-cell office:value-type="string">
            <text:p>-124.6001541970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MVX</text:p>
          </table:table-cell>
          <table:table-cell office:value-type="string">
            <text:p>50.4516448142000</text:p>
          </table:table-cell>
          <table:table-cell office:value-type="string">
            <text:p>-100.5149119150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MXX</text:p>
          </table:table-cell>
          <table:table-cell office:value-type="string">
            <text:p>34.8793584373000</text:p>
          </table:table-cell>
          <table:table-cell office:value-type="string">
            <text:p>-88.3456902660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NKX</text:p>
          </table:table-cell>
          <table:table-cell office:value-type="string">
            <text:p>35.2714032815000</text:p>
          </table:table-cell>
          <table:table-cell office:value-type="string">
            <text:p>-119.6076494250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NQA</text:p>
          </table:table-cell>
          <table:table-cell office:value-type="string">
            <text:p>37.7658464883000</text:p>
          </table:table-cell>
          <table:table-cell office:value-type="string">
            <text:p>-92.5143240773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OAX</text:p>
          </table:table-cell>
          <table:table-cell office:value-type="string">
            <text:p>43.9489695878000</text:p>
          </table:table-cell>
          <table:table-cell office:value-type="string">
            <text:p>-99.2343998025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OHX</text:p>
          </table:table-cell>
          <table:table-cell office:value-type="string">
            <text:p>38.6954531860000</text:p>
          </table:table-cell>
          <table:table-cell office:value-type="string">
            <text:p>-89.2344470215000</text:p>
          </table:table-cell>
          <table:table-cell office:value-type="string">
            <text:p>2008-12-12 13:11:38</text:p>
          </table:table-cell>
        </table:table-row>
        <table:table-row table:style-name="ro1">
          <table:table-cell office:value-type="string">
            <text:p>OKX</text:p>
          </table:table-cell>
          <table:table-cell office:value-type="string">
            <text:p>43.4768917708000</text:p>
          </table:table-cell>
          <table:table-cell office:value-type="string">
            <text:p>-75.7126750877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OTX</text:p>
          </table:table-cell>
          <table:table-cell office:value-type="string">
            <text:p>50.6131969244000</text:p>
          </table:table-cell>
          <table:table-cell office:value-type="string">
            <text:p>-120.8252455420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PAH</text:p>
          </table:table-cell>
          <table:table-cell office:value-type="string">
            <text:p>39.5426725769000</text:p>
          </table:table-cell>
          <table:table-cell office:value-type="string">
            <text:p>-91.4720549011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PBZ</text:p>
          </table:table-cell>
          <table:table-cell office:value-type="string">
            <text:p>43.1288054033000</text:p>
          </table:table-cell>
          <table:table-cell office:value-type="string">
            <text:p>-83.0524039529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PDT</text:p>
          </table:table-cell>
          <table:table-cell office:value-type="string">
            <text:p>48.5172899836000</text:p>
          </table:table-cell>
          <table:table-cell office:value-type="string">
            <text:p>-121.9356887540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POE</text:p>
          </table:table-cell>
          <table:table-cell office:value-type="string">
            <text:p>33.4625574355000</text:p>
          </table:table-cell>
          <table:table-cell office:value-type="string">
            <text:p>-95.4937146690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PUX</text:p>
          </table:table-cell>
          <table:table-cell office:value-type="string">
            <text:p>40.9805982694000</text:p>
          </table:table-cell>
          <table:table-cell office:value-type="string">
            <text:p>-106.9322521830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RAX</text:p>
          </table:table-cell>
          <table:table-cell office:value-type="string">
            <text:p>38.0955026661000</text:p>
          </table:table-cell>
          <table:table-cell office:value-type="string">
            <text:p>-81.1418567866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RGX</text:p>
          </table:table-cell>
          <table:table-cell office:value-type="string">
            <text:p>42.3223062550000</text:p>
          </table:table-cell>
          <table:table-cell office:value-type="string">
            <text:p>-122.2632106990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RIW</text:p>
          </table:table-cell>
          <table:table-cell office:value-type="string">
            <text:p>45.7685148898000</text:p>
          </table:table-cell>
          <table:table-cell office:value-type="string">
            <text:p>-111.4256408830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RLX</text:p>
          </table:table-cell>
          <table:table-cell office:value-type="string">
            <text:p>40.8274513661000</text:p>
          </table:table-cell>
          <table:table-cell office:value-type="string">
            <text:p>-84.4686350458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RTX</text:p>
          </table:table-cell>
          <table:table-cell office:value-type="string">
            <text:p>48.5424991122000</text:p>
          </table:table-cell>
          <table:table-cell office:value-type="string">
            <text:p>-126.0490094130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SFX</text:p>
          </table:table-cell>
          <table:table-cell office:value-type="string">
            <text:p>45.8102787919000</text:p>
          </table:table-cell>
          <table:table-cell office:value-type="string">
            <text:p>-115.6355687780000</text:p>
          </table:table-cell>
          <table:table-cell office:value-type="string">
            <text:p>2008-12-12 13:11:39</text:p>
          </table:table-cell>
        </table:table-row>
        <table:table-row table:style-name="ro1">
          <table:table-cell office:value-type="string">
            <text:p>SGF</text:p>
          </table:table-cell>
          <table:table-cell office:value-type="string">
            <text:p>39.7151403392000</text:p>
          </table:table-cell>
          <table:table-cell office:value-type="string">
            <text:p>-96.1060191900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SHV</text:p>
          </table:table-cell>
          <table:table-cell office:value-type="string">
            <text:p>34.7911209384000</text:p>
          </table:table-cell>
          <table:table-cell office:value-type="string">
            <text:p>-96.3942498918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SJT</text:p>
          </table:table-cell>
          <table:table-cell office:value-type="string">
            <text:p>33.6838422116000</text:p>
          </table:table-cell>
          <table:table-cell office:value-type="string">
            <text:p>-103.0154800280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SOX</text:p>
          </table:table-cell>
          <table:table-cell office:value-type="string">
            <text:p>36.1948131076000</text:p>
          </table:table-cell>
          <table:table-cell office:value-type="string">
            <text:p>-120.2292813250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SRX</text:p>
          </table:table-cell>
          <table:table-cell office:value-type="string">
            <text:p>37.7102311429000</text:p>
          </table:table-cell>
          <table:table-cell office:value-type="string">
            <text:p>-97.0015609602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TBW</text:p>
          </table:table-cell>
          <table:table-cell office:value-type="string">
            <text:p>29.9355256583000</text:p>
          </table:table-cell>
          <table:table-cell office:value-type="string">
            <text:p>-84.8356705822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TFX</text:p>
          </table:table-cell>
          <table:table-cell office:value-type="string">
            <text:p>50.3798667214000</text:p>
          </table:table-cell>
          <table:table-cell office:value-type="string">
            <text:p>-114.5697963370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TLH</text:p>
          </table:table-cell>
          <table:table-cell office:value-type="string">
            <text:p>32.6874858301000</text:p>
          </table:table-cell>
          <table:table-cell office:value-type="string">
            <text:p>-86.8270016202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TLX</text:p>
          </table:table-cell>
          <table:table-cell office:value-type="string">
            <text:p>37.7534875211000</text:p>
          </table:table-cell>
          <table:table-cell office:value-type="string">
            <text:p>-99.9189323287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TWX</text:p>
          </table:table-cell>
          <table:table-cell office:value-type="string">
            <text:p>41.5376390908000</text:p>
          </table:table-cell>
          <table:table-cell office:value-type="string">
            <text:p>-99.0040274464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TYX</text:p>
          </table:table-cell>
          <table:table-cell office:value-type="string">
            <text:p>46.4894401550000</text:p>
          </table:table-cell>
          <table:table-cell office:value-type="string">
            <text:p>-78.6623870850000</text:p>
          </table:table-cell>
          <table:table-cell office:value-type="string">
            <text:p>2008-12-12 13:11:40</text:p>
          </table:table-cell>
        </table:table-row>
        <table:table-row table:style-name="ro1">
          <table:table-cell office:value-type="string">
            <text:p>UDX</text:p>
          </table:table-cell>
          <table:table-cell office:value-type="string">
            <text:p>46.8754298678000</text:p>
          </table:table-cell>
          <table:table-cell office:value-type="string">
            <text:p>-105.8299267720000</text:p>
          </table:table-cell>
          <table:table-cell office:value-type="string">
            <text:p>2008-12-12 13:11:41</text:p>
          </table:table-cell>
        </table:table-row>
        <table:table-row table:style-name="ro1">
          <table:table-cell office:value-type="string">
            <text:p>UEX</text:p>
          </table:table-cell>
          <table:table-cell office:value-type="string">
            <text:p>42.9107186335000</text:p>
          </table:table-cell>
          <table:table-cell office:value-type="string">
            <text:p>-101.2675787080000</text:p>
          </table:table-cell>
          <table:table-cell office:value-type="string">
            <text:p>2008-12-12 13:11:41</text:p>
          </table:table-cell>
        </table:table-row>
        <table:table-row table:style-name="ro1">
          <table:table-cell office:value-type="string">
            <text:p>VAX</text:p>
          </table:table-cell>
          <table:table-cell office:value-type="string">
            <text:p>33.1911514837000</text:p>
          </table:table-cell>
          <table:table-cell office:value-type="string">
            <text:p>-85.5127276889000</text:p>
          </table:table-cell>
          <table:table-cell office:value-type="string">
            <text:p>2008-12-12 13:11:41</text:p>
          </table:table-cell>
        </table:table-row>
        <table:table-row table:style-name="ro1">
          <table:table-cell office:value-type="string">
            <text:p>VBX</text:p>
          </table:table-cell>
          <table:table-cell office:value-type="string">
            <text:p>37.2438591697000</text:p>
          </table:table-cell>
          <table:table-cell office:value-type="string">
            <text:p>-123.0209743850000</text:p>
          </table:table-cell>
          <table:table-cell office:value-type="string">
            <text:p>2008-12-12 13:11:41</text:p>
          </table:table-cell>
        </table:table-row>
        <table:table-row table:style-name="ro1">
          <table:table-cell office:value-type="string">
            <text:p>VNX</text:p>
          </table:table-cell>
          <table:table-cell office:value-type="string">
            <text:p>39.2051025668000</text:p>
          </table:table-cell>
          <table:table-cell office:value-type="string">
            <text:p>-100.8165170430000</text:p>
          </table:table-cell>
          <table:table-cell office:value-type="string">
            <text:p>2008-12-12 13:11:41</text:p>
          </table:table-cell>
        </table:table-row>
        <table:table-row table:style-name="ro1">
          <table:table-cell office:value-type="string">
            <text:p>VTX</text:p>
          </table:table-cell>
          <table:table-cell office:value-type="string">
            <text:p>36.8055499822000</text:p>
          </table:table-cell>
          <table:table-cell office:value-type="string">
            <text:p>-121.7905440040000</text:p>
          </table:table-cell>
          <table:table-cell office:value-type="string">
            <text:p>2008-12-12 13:11:41</text:p>
          </table:table-cell>
        </table:table-row>
        <table:table-row table:style-name="ro1">
          <table:table-cell office:value-type="string">
            <text:p>VWX</text:p>
          </table:table-cell>
          <table:table-cell office:value-type="string">
            <text:p>40.7746896778000</text:p>
          </table:table-cell>
          <table:table-cell office:value-type="string">
            <text:p>-90.4677150934000</text:p>
          </table:table-cell>
          <table:table-cell office:value-type="string">
            <text:p>2008-12-12 13:11:41</text:p>
          </table:table-cell>
        </table:table-row>
        <table:table-row table:style-name="ro1">
          <table:table-cell office:value-type="string">
            <text:p>YUX</text:p>
          </table:table-cell>
          <table:table-cell office:value-type="string">
            <text:p>34.8362619851000</text:p>
          </table:table-cell>
          <table:table-cell office:value-type="string">
            <text:p>-117.2104910690000</text:p>
          </table:table-cell>
          <table:table-cell office:value-type="string">
            <text:p>2008-12-12 13:11: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12/20/2011</text:date>, <text:time>17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628" meta:object-count="0"/>
    <meta:generator>OpenOffice.org/3.3$Linux OpenOffice.org_project/330m20$Build-9567</meta:generator>
  </office:meta>
</office:document-meta>
</file>